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3" draw:name="Obraz3" text:anchor-type="paragraph" svg:x="14.942cm" svg:y="-0.482cm" svg:width="2cm" svg:height="2cm" draw:z-index="2"><draw:image xlink:href="../logo/chameleon.svg" xlink:type="simple" xlink:show="embed" xlink:actuate="onLoad" draw:filter-name="&lt;Wszystkie formaty&gt;"/><draw:image xlink:href="Pictures/1000020100000022000000223083BB64.pn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1"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2"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5T21:33:08.304712716">2015-03-25</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79</meta:editing-cycles>
    <meta:generator>LibreOffice/4.2.7.2$Linux_X86_64 LibreOffice_project/420m0$Build-2</meta:generator>
    <dc:date>2015-03-25T21:33:08.180560021</dc:date>
    <meta:document-statistic meta:table-count="0" meta:image-count="3" meta:object-count="0" meta:page-count="6" meta:paragraph-count="23" meta:word-count="2235" meta:character-count="14257" meta:non-whitespace-character-count="12029"/>
  </office:meta>
</office:document-meta>
</file>